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33c2b0" officeooo:paragraph-rsid="004d3706" style:font-weight-asian="normal" style:font-weight-complex="normal"/>
    </style:style>
    <style:style style:name="P5" style:family="paragraph" style:parent-style-name="Heading_20_2">
      <style:text-properties officeooo:rsid="001de5be" officeooo:paragraph-rsid="001de5be"/>
    </style:style>
    <style:style style:name="P6" style:family="paragraph" style:parent-style-name="Heading_20_2">
      <style:paragraph-properties fo:break-before="page"/>
      <style:text-properties officeooo:rsid="001de5be" officeooo:paragraph-rsid="001de5be"/>
    </style:style>
    <style:style style:name="P7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8fea9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69240d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officeooo:rsid="0069240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5</text:span></text:p>
      <text:h text:style-name="Heading_20_2" text:outline-level="2">AIM</text:h>
      <text:p text:style-name="P2"><text:span text:style-name="T3">To </text:span><text:span text:style-name="T4">generate abstract syntax tree of an expression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4">Create a lex file with following lexical rules:</text:p>
          <text:list>
            <text:list-item>
              <text:p text:style-name="P4">Include y.tab.h generated by YACC program.</text:p>
            </text:list-item>
            <text:list-item>
              <text:p text:style-name="P4">If input is a sequence of digits:</text:p>
              <text:list>
                <text:list-item>
                  <text:p text:style-name="P4">Copy value to yylval</text:p>
                </text:list-item>
                <text:list-item>
                  <text:p text:style-name="P4">Return token INTEGER</text:p>
                </text:list-item>
              </text:list>
            </text:list-item>
            <text:list-item>
              <text:p text:style-name="P4">If input is a sequence of alphabets, digits, or ‘_’ character sucha that it doesn’t start with a digit:</text:p>
              <text:list>
                <text:list-item>
                  <text:p text:style-name="P4">Copy value to yylval</text:p>
                </text:list-item>
                <text:list-item>
                  <text:p text:style-name="P4">Return token IDENTIFIER</text:p>
                </text:list-item>
              </text:list>
            </text:list-item>
            <text:list-item>
              <text:p text:style-name="P4">If input is an arithmetic operator, parenthesis, semicolon, ‘=’ symbol, or a newline character, return the first character in the input.</text:p>
            </text:list-item>
            <text:list-item>
              <text:p text:style-name="P4">For any other symbol, do nothing.</text:p>
            </text:list-item>
          </text:list>
        </text:list-item>
        <text:list-item>
          <text:p text:style-name="P4">Create YACC to parse input as follows:</text:p>
          <text:list>
            <text:list-item>
              <text:p text:style-name="P4">Create structure AST to represent node of abstract syntax tree with following attributes:</text:p>
              <text:list>
                <text:list-item>
                  <text:p text:style-name="P4">Union val storing value of the node. This can be an integer value, the name of the identifier, or a binary operator.</text:p>
                </text:list-item>
                <text:list-item>
                  <text:p text:style-name="P4">Variable kind to identify the type of value stored.</text:p>
                </text:list-item>
                <text:list-item>
                  <text:p text:style-name="P4">Left and right subtree pointers.</text:p>
                </text:list-item>
              </text:list>
            </text:list-item>
            <text:list-item>
              <text:p text:style-name="P4">Declare following functions:</text:p>
              <text:list>
                <text:list-item>
                  <text:p text:style-name="P4">make_int takes a numerical value as input and returns an AST leaf node with that value.</text:p>
                </text:list-item>
                <text:list-item>
                  <text:p text:style-name="P4">make_id takes string identifier as input and returns an AST leaf node with that value.</text:p>
                </text:list-item>
                <text:list-item>
                  <text:p text:style-name="P4"><text:soft-page-break/>make_binop takes an operator and two AST nodes as input and returns a tree with a node representing the operator as root node with the input nodes as children.</text:p>
                </text:list-item>
                <text:list-item>
                  <text:p text:style-name="P4">make_assign takes a string value and an AST node as input and makes node assigning the string as value and the AST node as rightr subtree.</text:p>
                </text:list-item>
                <text:list-item>
                  <text:p text:style-name="P4">print_ast recursively prints a given tree with appropriate indentation.</text:p>
                </text:list-item>
              </text:list>
            </text:list-item>
            <text:list-item>
              <text:p text:style-name="P4"><text:span text:style-name="T5">Define </text:span>parser grammar as follows:</text:p>
              <text:list>
                <text:list-item>
                  <text:p text:style-name="P4">The input consists of multiple statements. Each statement returns an AST which should be printed and deleted after parsing.</text:p>
                </text:list-item>
                <text:list-item>
                  <text:p text:style-name="P4">Each statement contains one of the following:</text:p>
                  <text:list>
                    <text:list-item>
                      <text:p text:style-name="P4">IDENTIFIER = expression ;</text:p>
                      <text:p text:style-name="P4">In this case, value of the statement can be obtained as make_assign(identifier,expression).</text:p>
                    </text:list-item>
                    <text:list-item>
                      <text:p text:style-name="P4">expression ;</text:p>
                      <text:p text:style-name="P4">In this case, the value of statement is that of the expression.</text:p>
                    </text:list-item>
                  </text:list>
                </text:list-item>
                <text:list-item>
                  <text:p text:style-name="P4">Each expression can be expanded as one of the following:</text:p>
                  <text:list>
                    <text:list-item>
                      <text:p text:style-name="P4">expression + term</text:p>
                      <text:p text:style-name="P4">In this case, the value of resultant expression can be obtained as make_binop(‘+’,expression, term).</text:p>
                    </text:list-item>
                    <text:list-item>
                      <text:p text:style-name="P4">expression – term</text:p>
                      <text:p text:style-name="P4">In this case, the value of resultant expression can be obtained as make_binop(‘-’,expression, term).</text:p>
                    </text:list-item>
                    <text:list-item>
                      <text:p text:style-name="P4">term</text:p>
                      <text:p text:style-name="P4">In this case, the value of the expression is that of the term.</text:p>
                    </text:list-item>
                  </text:list>
                </text:list-item>
                <text:list-item>
                  <text:p text:style-name="P4">Each term can be expanded as one of the following:</text:p>
                  <text:list>
                    <text:list-item>
                      <text:p text:style-name="P4">term * factor</text:p>
                      <text:p text:style-name="P4">In this case, the value of resultant term can be obtained as make_binop(‘*’,term, factor).</text:p>
                    </text:list-item>
                    <text:list-item>
                      <text:p text:style-name="P4">term / factor</text:p>
                      <text:p text:style-name="P4">In this case, the value of resultant term can be obtained as make_binop(‘/’,term, factor).</text:p>
                    </text:list-item>
                    <text:list-item>
                      <text:p text:style-name="P4">factor</text:p>
                    </text:list-item>
                    <text:list-item>
                      <text:p text:style-name="P4"><text:soft-page-break/>In this case, the value of the term is that of the factor.</text:p>
                    </text:list-item>
                  </text:list>
                </text:list-item>
                <text:list-item>
                  <text:p text:style-name="P4">A factor can be expanded as follows:</text:p>
                  <text:list>
                    <text:list-item>
                      <text:p text:style-name="P4">A factor can be an IDENTIFIER token. In this case, the value of the factor is obtained by passing the value of the identifier to make_id function.</text:p>
                    </text:list-item>
                    <text:list-item>
                      <text:p text:style-name="P4">A factor can be an INTEGER token. In this case, the value of the factor is obtained by passing the value of the identifier to make_int function.</text:p>
                    </text:list-item>
                    <text:list-item>
                      <text:p text:style-name="P4">( expression )</text:p>
                      <text:p text:style-name="P4">In this case, the value of the factor is that of the expression within the brackets.</text:p>
                    </text:list-item>
                  </text:list>
                </text:list-item>
              </text:list>
            </text:list-item>
            <text:list-item>
              <text:p text:style-name="P4">In user code section:</text:p>
              <text:list>
                <text:list-item>
                  <text:p text:style-name="P4">Define error handling.</text:p>
                </text:list-item>
                <text:list-item>
                  <text:p text:style-name="P4">Define main function to call yyparse().</text:p>
                </text:list-item>
              </text:list>
            </text:list-item>
          </text:list>
        </text:list-item>
        <text:list-item>
          <text:p text:style-name="P4">Use lex command to generate C program.</text:p>
        </text:list-item>
        <text:list-item>
          <text:p text:style-name="P4">Use yacc to create y.tab,h and y.tab.c</text:p>
        </text:list-item>
        <text:list-item>
          <text:p text:style-name="P4">Compile and run y.tab.c along with lex program</text:p>
        </text:list-item>
        <text:list-item>
          <text:p text:style-name="P4">Stop</text:p>
        </text:list-item>
      </text:list>
      <text:h text:style-name="P5" text:outline-level="2" text:is-list-header="true"/>
      <text:h text:style-name="P6" text:outline-level="2">RESULT</text:h>
      <text:p text:style-name="P7">Successfully generated abstract syntax tree with YACC and LE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6a5a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<text:span text:style-name="MT2">14</text:span>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20:25:26.809207024</dc:date>
    <meta:editing-duration>PT6H43M55S</meta:editing-duration>
    <meta:editing-cycles>38</meta:editing-cycles>
    <meta:generator>LibreOffice/25.2.6.2$Linux_X86_64 LibreOffice_project/520$Build-2</meta:generator>
    <meta:document-statistic meta:table-count="0" meta:image-count="0" meta:object-count="0" meta:page-count="4" meta:paragraph-count="62" meta:word-count="599" meta:character-count="3330" meta:non-whitespace-character-count="2839"/>
  </office:meta>
</office:document-meta>
</file>